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0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4576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3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4eddc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89feb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50132a" officeooo:paragraph-rsid="0050132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style="italic" fo:font-weight="normal" officeooo:rsid="00511633" officeooo:paragraph-rsid="0051163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72684" officeooo:paragraph-rsid="005c1fa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normal" officeooo:paragraph-rsid="004eddc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34d3b1" officeooo:paragraph-rsid="004eddc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DejaVu Sans Condensed" officeooo:rsid="00680088" officeooo:paragraph-rsid="005c1fa7"/>
    </style:style>
    <style:style style:name="P10" style:family="paragraph" style:parent-style-name="Standard">
      <style:text-properties style:font-name="DejaVu Sans Condensed" officeooo:paragraph-rsid="005c1fa7"/>
    </style:style>
    <style:style style:name="P11" style:family="paragraph" style:parent-style-name="Standard">
      <style:text-properties style:font-name="DejaVu Sans Condensed" officeooo:rsid="005c1fa7" officeooo:paragraph-rsid="005c1fa7"/>
    </style:style>
    <style:style style:name="P12" style:family="paragraph" style:parent-style-name="Standard">
      <style:text-properties fo:font-weight="bold" officeooo:paragraph-rsid="003148d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c0208"/>
    </style:style>
    <style:style style:name="P14" style:family="paragraph" style:parent-style-name="Standard">
      <style:paragraph-properties fo:text-align="start" style:justify-single-word="false"/>
      <style:text-properties officeooo:paragraph-rsid="005c1fa7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72684" officeooo:paragraph-rsid="004eddc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72684" officeooo:paragraph-rsid="004eddc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72684" officeooo:paragraph-rsid="00372684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72684" officeooo:paragraph-rsid="0050132a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" fo:font-size="12pt" fo:font-weight="normal" officeooo:rsid="00372684" officeooo:paragraph-rsid="00372684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" fo:font-size="12pt" fo:font-weight="normal" officeooo:rsid="00372684" officeooo:paragraph-rsid="0050132a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3e44b" officeooo:paragraph-rsid="004eddc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3e44b" officeooo:paragraph-rsid="004eddc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text-properties style:font-name="DejaVu Sans Condensed" fo:font-size="12pt" fo:font-weight="normal" officeooo:rsid="00242ae4" officeooo:paragraph-rsid="00372684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style:font-name="DejaVu Sans Condensed" fo:font-size="12pt" fo:font-weight="normal" officeooo:rsid="00242ae4" officeooo:paragraph-rsid="005e9faa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text-properties style:font-name="DejaVu Sans Condensed" fo:font-size="12pt" fo:font-weight="normal" officeooo:rsid="00242ae4" officeooo:paragraph-rsid="0050132a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text-properties style:font-name="DejaVu Sans Condensed" fo:font-size="12pt" fo:font-weight="normal" officeooo:rsid="0050132a" officeooo:paragraph-rsid="0050132a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text-properties style:font-name="DejaVu Sans Condensed" fo:font-size="12pt" fo:font-weight="normal" officeooo:rsid="0050132a" officeooo:paragraph-rsid="00527004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text-properties style:font-name="DejaVu Sans Condensed" fo:font-size="12pt" fo:font-weight="normal" officeooo:rsid="00511633" officeooo:paragraph-rsid="00511633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text-properties style:font-name="DejaVu Sans Condensed" fo:font-size="12pt" fo:font-weight="normal" officeooo:rsid="00511633" officeooo:paragraph-rsid="00511633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style:font-name="DejaVu Sans Condensed" fo:font-size="12pt" fo:font-weight="bold" officeooo:rsid="0050132a" officeooo:paragraph-rsid="0050132a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DejaVu Sans Condensed" officeooo:rsid="0034d3b1" officeooo:paragraph-rsid="004eddc2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4eddc2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372684"/>
    </style:style>
    <style:style style:name="P39" style:family="paragraph" style:parent-style-name="Standard" style:list-style-name="L5">
      <style:paragraph-properties fo:text-align="start" style:justify-single-word="false"/>
      <style:text-properties officeooo:paragraph-rsid="0050132a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4eddc2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33e44b" officeooo:paragraph-rsid="004eddc2"/>
    </style:style>
    <style:style style:name="P42" style:family="paragraph" style:parent-style-name="Standard" style:list-style-name="L4">
      <style:text-properties officeooo:paragraph-rsid="0050132a"/>
    </style:style>
    <style:style style:name="P43" style:family="paragraph" style:parent-style-name="Standard" style:list-style-name="L4">
      <style:text-properties officeooo:paragraph-rsid="003148d5"/>
    </style:style>
    <style:style style:name="P44" style:family="paragraph" style:parent-style-name="Standard" style:list-style-name="L5">
      <style:text-properties officeooo:paragraph-rsid="0050132a"/>
    </style:style>
    <style:style style:name="P45" style:family="paragraph" style:parent-style-name="Standard" style:list-style-name="L5">
      <style:text-properties officeooo:paragraph-rsid="00511633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404b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ef1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ddc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0132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1163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61bf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f475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officeooo:rsid="00317a56" style:font-size-asian="12pt" style:font-size-complex="12pt"/>
    </style:style>
    <style:style style:name="T16" style:family="text">
      <style:text-properties style:font-name="DejaVu Sans Condensed" fo:font-size="12pt" officeooo:rsid="00242ae4" style:font-size-asian="12pt" style:font-size-complex="12pt"/>
    </style:style>
    <style:style style:name="T17" style:family="text">
      <style:text-properties style:font-name="DejaVu Sans Condensed" fo:font-size="12pt" officeooo:rsid="00372684" style:font-size-asian="12pt" style:font-size-complex="12pt"/>
    </style:style>
    <style:style style:name="T1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361bf5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50132a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511633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53ce51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5491e7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56272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76743" style:font-size-asian="12pt" style:font-weight-asian="normal" style:font-size-complex="12pt" style:font-weight-complex="normal"/>
    </style:style>
    <style:style style:name="T30" style:family="text">
      <style:text-properties style:font-name="DejaVu Sans Condensed" officeooo:rsid="0037268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72684" style:font-weight-asian="bold" style:font-weight-complex="bold"/>
    </style:style>
    <style:style style:name="T33" style:family="text">
      <style:text-properties fo:font-weight="bold" officeooo:rsid="0033e44b" style:font-weight-asian="bold" style:font-weight-complex="bold"/>
    </style:style>
    <style:style style:name="T34" style:family="text">
      <style:text-properties fo:font-weight="bold" officeooo:rsid="0050132a" style:font-weight-asian="bold" style:font-weight-complex="bold"/>
    </style:style>
    <style:style style:name="T35" style:family="text">
      <style:text-properties fo:font-weight="bold" officeooo:rsid="0052b0e4" style:font-weight-asian="bold" style:font-weight-complex="bold"/>
    </style:style>
    <style:style style:name="T36" style:family="text">
      <style:text-properties fo:font-weight="bold" officeooo:rsid="00511633" style:font-weight-asian="bold" style:font-weight-complex="bold"/>
    </style:style>
    <style:style style:name="T37" style:family="text">
      <style:text-properties fo:font-weight="bold" officeooo:rsid="00242ae4" style:font-weight-asian="bold" style:font-weight-complex="bold"/>
    </style:style>
    <style:style style:name="T38" style:family="text">
      <style:text-properties officeooo:rsid="0033e44b"/>
    </style:style>
    <style:style style:name="T39" style:family="text">
      <style:text-properties officeooo:rsid="0034d3b1"/>
    </style:style>
    <style:style style:name="T40" style:family="text">
      <style:text-properties officeooo:rsid="00372684"/>
    </style:style>
    <style:style style:name="T41" style:family="text">
      <style:text-properties officeooo:rsid="00242ae4"/>
    </style:style>
    <style:style style:name="T42" style:family="text">
      <style:text-properties officeooo:rsid="003b5145"/>
    </style:style>
    <style:style style:name="T43" style:family="text">
      <style:text-properties officeooo:rsid="00376743"/>
    </style:style>
    <style:style style:name="T44" style:family="text">
      <style:text-properties fo:font-size="12pt" fo:font-style="italic" officeooo:rsid="0033e44b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034d3b1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42c678" style:font-size-asian="12pt" style:font-style-asian="italic" style:font-size-complex="12pt" style:font-style-complex="italic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72684" style:font-size-asian="12pt" style:font-weight-asian="normal" style:font-size-complex="12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42c678" style:font-size-asian="12pt" style:font-size-complex="12pt"/>
    </style:style>
    <style:style style:name="T51" style:family="text">
      <style:text-properties officeooo:rsid="0050132a"/>
    </style:style>
    <style:style style:name="T52" style:family="text">
      <style:text-properties officeooo:rsid="00511633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officeooo:rsid="005f939b"/>
    </style:style>
    <style:style style:name="T57" style:family="text">
      <style:text-properties officeooo:rsid="006a3fd1"/>
    </style:style>
    <style:style style:name="T58" style:family="text">
      <style:text-properties officeooo:rsid="00686be6"/>
    </style:style>
    <style:style style:name="T59" style:family="text">
      <style:text-properties officeooo:rsid="0067d94c"/>
    </style:style>
    <style:style style:name="T60" style:family="text">
      <style:text-properties officeooo:rsid="005c1fa7"/>
    </style:style>
    <style:style style:name="T61" style:family="text">
      <style:text-properties officeooo:rsid="005e9f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>3</text:span><text:span text:style-name="T5">0</text:span><text:span text:style-name="T14">2</text:span><text:span text:style-name="T3"> - </text:span><text:span text:style-name="T4">Flight - </text:span><text:span text:style-name="T6">Radios, </text:span><text:span text:style-name="T4">Navigation</text:span></text:p>
      <text:p text:style-name="P1"/>
      <text:p text:style-name="P2">Radio <text:span text:style-name="T43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756341949072">
          <table:table-cell table:style-name="Table1.A1" office:value-type="string">
            <text:p text:style-name="P15">COM1</text:p>
          </table:table-cell>
          <table:table-cell table:style-name="Table1.A1" office:value-type="string">
            <text:p text:style-name="P16">R-863</text:p>
          </table:table-cell>
          <table:table-cell table:style-name="Table1.A1" office:value-type="string">
            <text:p text:style-name="P16">VHF</text:p>
            <text:p text:style-name="P16">UHF</text:p>
          </table:table-cell>
          <table:table-cell table:style-name="Table1.A1" office:value-type="string">
            <text:p text:style-name="P14"><text:span text:style-name="T53">100.000</text:span><text:span text:style-name="T54"> to </text:span><text:span text:style-name="T55">149.975 MHz</text:span></text:p>
            <text:p text:style-name="P14"><text:span text:style-name="T55">220.000 to </text:span><text:span text:style-name="T54">399.975 MHz</text:span></text:p>
          </table:table-cell>
          <table:table-cell table:style-name="Table1.A1" office:value-type="string">
            <text:p text:style-name="P17">AM/FM</text:p>
          </table:table-cell>
          <table:table-cell table:style-name="Table1.F1" office:value-type="string">
            <text:p text:style-name="P16"><text:span text:style-name="T56">P</text:span><text:bookmark text:name="page387R_mcid841"/><text:span text:style-name="T56">r</text:span><text:bookmark text:name="page387R_mcid811"/><text:span text:style-name="T56">imary radio</text:span></text:p>
          </table:table-cell>
        </table:table-row>
        <table:table-row table:style-name="TableLine1756341937104">
          <table:table-cell table:style-name="Table1.A2" office:value-type="string">
            <text:p text:style-name="P15">COM2</text:p>
          </table:table-cell>
          <table:table-cell table:style-name="Table1.A2" office:value-type="string">
            <text:p text:style-name="P14"><text:span text:style-name="T54">Ya</text:span><text:span text:style-name="T55">DRO</text:span><text:span text:style-name="T54">-1</text:span><text:span text:style-name="T55">A</text:span></text:p>
          </table:table-cell>
          <table:table-cell table:style-name="Table1.A2" office:value-type="string">
            <text:p text:style-name="P16">HF</text:p>
          </table:table-cell>
          <table:table-cell table:style-name="Table1.A2" office:value-type="string">
            <text:p text:style-name="P16">2<text:span text:style-name="T60">.000</text:span> to <text:bookmark text:name="page387R_mcid891"/>1<text:bookmark text:name="page387R_mcid901"/>7<text:bookmark text:name="page387R_mcid861"/>.99<text:bookmark text:name="page387R_mcid871"/>9 MHz</text:p>
          </table:table-cell>
          <table:table-cell table:style-name="Table1.A2" office:value-type="string">
            <text:p text:style-name="P9">AM/<text:span text:style-name="T57">SSB</text:span></text:p>
          </table:table-cell>
          <table:table-cell table:style-name="Table1.F2" office:value-type="string">
            <text:p text:style-name="P11">Long range radio</text:p>
          </table:table-cell>
        </table:table-row>
        <table:table-row table:style-name="TableLine1756341936016">
          <table:table-cell table:style-name="Table1.A2" office:value-type="string">
            <text:p text:style-name="P15">COM3</text:p>
          </table:table-cell>
          <table:table-cell table:style-name="Table1.A2" office:value-type="string">
            <text:p text:style-name="P16">R-828 <text:span text:style-name="T58">(Eucalypt-M24)</text:span></text:p>
          </table:table-cell>
          <table:table-cell table:style-name="Table1.A2" office:value-type="string">
            <text:p text:style-name="P16">LVHF</text:p>
          </table:table-cell>
          <table:table-cell table:style-name="Table1.A2" office:value-type="string">
            <text:p text:style-name="P16">2<text:bookmark text:name="page387R_mcid931"/>0<text:bookmark text:name="page387R_mcid941"/>.<text:span text:style-name="T59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8">FM</text:p>
          </table:table-cell>
          <table:table-cell table:style-name="Table1.F2" office:value-type="string">
            <text:p text:style-name="P10"/>
          </table:table-cell>
        </table:table-row>
      </table:table>
      <text:p text:style-name="P6">All</text:p>
      <text:list xml:id="list4088811453" text:style-name="L1">
        <text:list-item>
          <text:p text:style-name="P19">On ICS panel <text:span text:style-name="T39">(front and above </text:span>both pilot and copilot<text:span text:style-name="T39">)</text:span>:</text:p>
          <text:list>
            <text:list-item>
              <text:p text:style-name="P19">Set <text:span text:style-name="T31">RADIO/ICS switch</text:span> to <text:span text:style-name="T31">RADIO</text:span>.</text:p>
            </text:list-item>
            <text:list-item>
              <text:p text:style-name="P37"><text:span text:style-name="T30">Set</text:span><text:span text:style-name="T1"> </text:span><text:span text:style-name="T7">Radio Source Selector Switch</text:span><text:span text:style-name="T19"> </text:span><text:span text:style-name="T20">knob to desired radio.</text:span></text:p>
            </text:list-item>
          </text:list>
        </text:list-item>
      </text:list>
      <text:p text:style-name="P7"><text:span text:style-name="T44">R-863 radio -- </text:span><text:span text:style-name="T45">AM/FM, 220 </text:span><text:span text:style-name="T46">MHz to</text:span><text:span text:style-name="T45"> 399.975 MHz</text:span></text:p>
      <text:list xml:id="list1427012848" text:style-name="L8">
        <text:list-item>
          <text:p text:style-name="P40"><text:span text:style-name="T22">On center console, set </text:span><text:span text:style-name="T8">R-863 Unit Switch</text:span><text:span text:style-name="T22"> to </text:span><text:span text:style-name="T8">Dial</text:span><text:span text:style-name="T22"> to use </text:span><text:span text:style-name="T8">red cross-shaped knob</text:span><text:span text:style-name="T22"> above pilot, or </text:span><text:span text:style-name="T8">Memory</text:span><text:span text:style-name="T22"> </text:span><text:span text:style-name="T29">(default) </text:span><text:span text:style-name="T22">to set frequency manually by using the center console dials.</text:span></text:p>
        </text:list-item>
      </text:list>
      <text:list xml:id="list2176808629" text:style-name="L2">
        <text:list-item>
          <text:p text:style-name="P36"><text:span text:style-name="T48">S</text:span><text:span text:style-name="T47">et frequency using selected method.</text:span></text:p>
        </text:list-item>
        <text:list-item>
          <text:p text:style-name="P25">Verify the correct channel in the SRS radio window.</text:p>
        </text:list-item>
      </text:list>
      <text:p text:style-name="P8"><text:span text:style-name="T49">R-828 radio -- FM, 20 </text:span><text:span text:style-name="T50">MHz to</text:span><text:span text:style-name="T49"> 59.975 MHz</text:span></text:p>
      <text:list xml:id="list1834901518" text:style-name="L3">
        <text:list-item>
          <text:p text:style-name="P26">Go to copilot seat.</text:p>
        </text:list-item>
        <text:list-item>
          <text:p text:style-name="P41"><text:span text:style-name="T21">On the </text:span><text:span text:style-name="T13">R-828 control panel</text:span><text:span text:style-name="T21"> b</text:span><text:span text:style-name="T18">y right leg:</text:span></text:p>
          <text:list>
            <text:list-item>
              <text:p text:style-name="P41"><text:span text:style-name="T21">T</text:span><text:span text:style-name="T18">urn on </text:span><text:span text:style-name="T2">R-8</text:span><text:span text:style-name="T8">28</text:span><text:span text:style-name="T18"> radio.</text:span></text:p>
            </text:list-item>
            <text:list-item>
              <text:p text:style-name="P20">Set <text:span text:style-name="T31">COMPASS/COMM</text:span> switch to <text:span text:style-name="T31">COMM</text:span>.</text:p>
            </text:list-item>
            <text:list-item>
              <text:p text:style-name="P41"><text:span text:style-name="T20">T</text:span><text:span text:style-name="T18">urn </text:span><text:span text:style-name="T2">red cross-shaped knob</text:span><text:span text:style-name="T18"> to desired channel.</text:span></text:p>
            </text:list-item>
            <text:list-item>
              <text:p text:style-name="P26">Press and hold <text:span text:style-name="T31">small white radio tuner button</text:span> next to volume control until <text:span text:style-name="T42">green</text:span> <text:span text:style-name="T31">SQUELCH</text:span> light goes off. <text:s/>If you let go too soon, it may not be tuned to the right freq; in that case, turn the knob to a different freq, fully tune with the button, then change back to desired freq and re-tune.</text:p>
            </text:list-item>
          </text:list>
        </text:list-item>
      </text:list>
      <text:p text:style-name="P1"/>
      <text:p text:style-name="P12"><text:span text:style-name="T15">N</text:span><text:span text:style-name="T16">avigate to a beacon (NDB) </text:span><text:span text:style-name="T17">with ARC-9</text:span></text:p>
      <text:list xml:id="list2522951336" text:style-name="L4">
        <text:list-item>
          <text:p text:style-name="P27">Go to <text:span text:style-name="T31">copilot seat</text:span>.</text:p>
        </text:list-item>
        <text:list-item>
          <text:p text:style-name="P38"><text:span text:style-name="T20">On </text:span><text:span text:style-name="T12">ICS panel</text:span><text:span text:style-name="T20"> </text:span><text:span text:style-name="T22">(front and above </text:span><text:span text:style-name="T23">either </text:span><text:span text:style-name="T20">pilot </text:span><text:span text:style-name="T23">or </text:span><text:span text:style-name="T20">copilot</text:span><text:span text:style-name="T22">)</text:span><text:span text:style-name="T20">:</text:span></text:p>
          <text:list>
            <text:list-item>
              <text:p text:style-name="P21">Set <text:span text:style-name="T31">RADIO/ICS</text:span> switch to <text:span text:style-name="T31">RADIO</text:span>.</text:p>
            </text:list-item>
            <text:list-item>
              <text:p text:style-name="P28"><text:span text:style-name="T40">Set</text:span><text:span text:style-name="T39"> </text:span><text:span text:style-name="T33">Radio Source Selector Switch</text:span><text:span text:style-name="T38"> </text:span><text:span text:style-name="T40">knob to </text:span><text:span text:style-name="T32">ARC-9</text:span><text:span text:style-name="T40">.</text:span></text:p>
            </text:list-item>
          </text:list>
        </text:list-item>
        <text:list-item>
          <text:p text:style-name="P42"><text:span text:style-name="T9">HSI selector switch</text:span><text:span text:style-name="T23"> ... </text:span><text:span text:style-name="T9">MW</text:span><text:span text:style-name="T23"> (below pilot's HSI compass)</text:span></text:p>
        </text:list-item>
        <text:list-item>
          <text:p text:style-name="P23">On <text:span text:style-name="T37">ARK-9 </text:span><text:span text:style-name="T31">control </text:span><text:span text:style-name="T37">panel</text:span><text:span text:style-name="T41"> </text:span>(<text:span text:style-name="T41">front ceiling below and left of </text:span>ICS panel)<text:span text:style-name="T61">:</text:span></text:p>
          <text:list>
            <text:list-item>
              <text:p text:style-name="P27">Set ARK-9 mode to <text:span text:style-name="T31">C</text:span><text:span text:style-name="T32">OMP</text:span><text:span text:style-name="T40"> (compass)</text:span></text:p>
            </text:list-item>
            <text:list-item>
              <text:p text:style-name="P29"><text:span text:style-name="T61">Set the </text:span><text:span text:style-name="T31">source switch</text:span> below the ARK-9 panel to primary or secondary as needed.</text:p>
            </text:list-item>
            <text:list-item>
              <text:p text:style-name="P29">Set <text:span text:style-name="T31">primary</text:span> or <text:span text:style-name="T31">secondary</text:span> ARK-9 frequency to <text:span text:style-name="T31">NDB frequency</text:span> using dial control on the bottom and on the center. <text:s/>Fine tune using the knob to the left until you hear the morse code of the NDB beacon.</text:p>
            </text:list-item>
          </text:list>
        </text:list-item>
        <text:list-item>
          <text:p text:style-name="P43"><text:span text:style-name="T24">The </text:span><text:span text:style-name="T10">beacon direction arrow</text:span><text:span text:style-name="T24"> </text:span><text:span text:style-name="T25">on the HSI </text:span><text:span text:style-name="T24">should </text:span><text:span text:style-name="T25">point to the beacon.</text:span></text:p>
        </text:list-item>
        <text:list-item>
          <text:p text:style-name="P27">Set the radio audio back to <text:span text:style-name="T31">R-863</text:span> for your primary radio.</text:p>
        </text:list-item>
      </text:list>
      <text:p text:style-name="P3"/>
      <text:p text:style-name="P4">Navigate to an ELT (Emergency Locator Transmitter) with ARK-UD</text:p>
      <text:list xml:id="list2294866843" text:style-name="L5">
        <text:list-item>
          <text:p text:style-name="P30">Go to <text:span text:style-name="T31">copilot seat</text:span>.</text:p>
        </text:list-item>
        <text:list-item>
          <text:p text:style-name="P39"><text:span text:style-name="T28">(optional) To hear the beacon signal, o</text:span><text:span text:style-name="T20">n </text:span><text:span text:style-name="T12">ICS panel</text:span><text:span text:style-name="T20"> </text:span><text:span text:style-name="T22">(front and above </text:span><text:span text:style-name="T23">either</text:span><text:span text:style-name="T20"> pilot </text:span><text:span text:style-name="T23">or</text:span><text:span text:style-name="T20"> copilot</text:span><text:span text:style-name="T22">)</text:span><text:span text:style-name="T20">:</text:span></text:p>
          <text:list>
            <text:list-item>
              <text:p text:style-name="P22">Set <text:span text:style-name="T31">RADIO/ICS</text:span> switch to <text:span text:style-name="T31">RADIO</text:span>.</text:p>
            </text:list-item>
            <text:list-item>
              <text:p text:style-name="P30"><text:span text:style-name="T40">Set</text:span><text:span text:style-name="T39"> </text:span><text:span text:style-name="T33">Radio Source Selector Switch</text:span><text:span text:style-name="T38"> </text:span><text:span text:style-name="T40">knob to </text:span><text:span text:style-name="T32">ARC-</text:span><text:span text:style-name="T34">UD</text:span><text:span text:style-name="T40">.</text:span></text:p>
            </text:list-item>
          </text:list>
        </text:list-item>
        <text:list-item>
          <text:p text:style-name="P24">On <text:span text:style-name="T37">ARK-</text:span><text:span text:style-name="T34">UD</text:span><text:span text:style-name="T37"> </text:span><text:span text:style-name="T31">control </text:span><text:span text:style-name="T37">panel</text:span><text:span text:style-name="T41"> </text:span>(<text:span text:style-name="T41">front ceiling below </text:span>ICS panel)<text:span text:style-name="T51">, set desired band and channel. <text:s/></text:span><text:span text:style-name="T34">MW/DW switch</text:span><text:span text:style-name="T51"> sets band. <text:s/></text:span><text:span text:style-name="T34">MW</text:span><text:span text:style-name="T51"> is VHF, </text:span><text:span text:style-name="T34">DW</text:span><text:span text:style-name="T51"> is UHF.</text:span></text:p>
          <text:list>
            <text:list-item>
              <text:p text:style-name="P24"><text:span text:style-name="T51">On </text:span><text:span text:style-name="T34">MW</text:span><text:span text:style-name="T51"> (VHF) band, channel</text:span><text:span text:style-name="T52"> knob sets</text:span><text:span text:style-name="T51"> frequency:</text:span></text:p>
              <text:list>
                <text:list-item>
                  <text:p text:style-name="P31">Channel 1 = 114.166</text:p>
                </text:list-item>
                <text:list-item>
                  <text:p text:style-name="P31">Channel 2 = 114.333</text:p>
                </text:list-item>
                <text:list-item>
                  <text:p text:style-name="P31">Channel 3 = 114.583</text:p>
                </text:list-item>
                <text:list-item>
                  <text:p text:style-name="P35">Channel 4 = 121.500 (VHF Guard)</text:p>
                </text:list-item>
                <text:list-item>
                  <text:p text:style-name="P31">Channel 5 = 123.100</text:p>
                </text:list-item>
                <text:list-item>
                  <text:p text:style-name="P31">Channel 6 = 124.100</text:p>
                </text:list-item>
              </text:list>
            </text:list-item>
            <text:list-item>
              <text:p text:style-name="P44"><text:span text:style-name="T23">On </text:span><text:span text:style-name="T9">DW</text:span><text:span text:style-name="T23"> (UHF) band, </text:span><text:span text:style-name="T25">all</text:span><text:span text:style-name="T23"> channel </text:span><text:span text:style-name="T25">knob positions set </text:span><text:span text:style-name="T9">243.000 (UHF Guard)</text:span><text:span text:style-name="T23">.</text:span></text:p>
            </text:list-item>
          </text:list>
        </text:list-item>
        <text:list-item>
          <text:p text:style-name="P32"><text:span text:style-name="T35">Pilot's </text:span><text:span text:style-name="T31">HSI selector switch</text:span><text:span text:style-name="T23"> ... </text:span><text:span text:style-name="T31">VHF</text:span><text:span text:style-name="T23"> (below pilot's HSI compass)</text:span></text:p>
        </text:list-item>
        <text:list-item>
          <text:p text:style-name="P45"><text:span text:style-name="T24">Set </text:span><text:span text:style-name="T9">Mode knob</text:span><text:span text:style-name="T23"> to </text:span><text:span text:style-name="T9">NARROW</text:span><text:span text:style-name="T23">; you should hear the ELT beacon and the </text:span><text:span text:style-name="T9">pilot</text:span><text:span text:style-name="T11"> HSI's</text:span><text:span text:style-name="T10"> beacon direction arrow</text:span><text:span text:style-name="T23"> should point to the beacon.</text:span><text:span text:style-name="T26"> <text:s/>NOTE: Only the pilot's HSI pointer points </text:span><text:span text:style-name="T27">to</text:span><text:span text:style-name="T26"> the beacon.</text:span></text:p>
        </text:list-item>
        <text:list-item>
          <text:p text:style-name="P31">When you get closer<text:span text:style-name="T52"> and the </text:span><text:span text:style-name="T36">WIDE</text:span><text:span text:style-name="T52"> light illuminates</text:span>, set <text:span text:style-name="T31">Mode</text:span> knob to <text:span text:style-name="T31">WIDE</text:span><text:span text:style-name="T52">.</text:span></text:p>
        </text:list-item>
      </text:list>
      <text:list xml:id="list277159345" text:style-name="L6">
        <text:list-item>
          <text:list>
            <text:list-item>
              <text:p text:style-name="P33">(PULSE and RC modes not implemented in DCS.)</text:p>
            </text:list-item>
          </text:list>
        </text:list-item>
      </text:list>
      <text:p text:style-name="P5">Using R-828 radio for arbitrary homing frequency:</text:p>
      <text:list xml:id="list1839912086" text:style-name="L7">
        <text:list-item>
          <text:p text:style-name="P34">Tune R-828 radio to frequency. <text:s/>NOTE: Must be specifically set up in Mission Editor to have correct modulation for ARK-UD homing.</text:p>
        </text:list-item>
        <text:list-item>
          <text:p text:style-name="P34">Set R-828 COMPASS/COMM switch to COMPASS. <text:s/>Pilot's HSI compass should point to beacon?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4T14:13:01.268000000</dc:date>
    <meta:editing-duration>PT12H33M3S</meta:editing-duration>
    <meta:editing-cycles>68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69" meta:word-count="610" meta:character-count="3244" meta:non-whitespace-character-count="2738"/>
  </office:meta>
</office:document-meta>
</file>